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officeooo:rsid="002e6902" officeooo:paragraph-rsid="002e6902"/>
    </style:style>
    <style:style style:name="P2" style:family="paragraph" style:parent-style-name="Standard">
      <style:text-properties style:font-name="Abyssinica SIL" officeooo:rsid="002f3907" officeooo:paragraph-rsid="002f3907"/>
    </style:style>
    <style:style style:name="P3" style:family="paragraph" style:parent-style-name="Standard">
      <style:text-properties style:font-name="Abyssinica SIL" officeooo:rsid="002f3907" officeooo:paragraph-rsid="002fa46f"/>
    </style:style>
    <style:style style:name="P4" style:family="paragraph" style:parent-style-name="Standard">
      <style:text-properties style:font-name="Abyssinica SIL" officeooo:rsid="002f3907" officeooo:paragraph-rsid="0032e061"/>
    </style:style>
    <style:style style:name="P5" style:family="paragraph" style:parent-style-name="Standard">
      <style:text-properties style:font-name="Abyssinica SIL" officeooo:rsid="002f3907" officeooo:paragraph-rsid="003782f4"/>
    </style:style>
    <style:style style:name="P6" style:family="paragraph" style:parent-style-name="Standard">
      <style:text-properties style:font-name="Abyssinica SIL" officeooo:rsid="002f3907" officeooo:paragraph-rsid="003f050d"/>
    </style:style>
    <style:style style:name="P7" style:family="paragraph" style:parent-style-name="Standard">
      <style:text-properties style:font-name="Abyssinica SIL" officeooo:rsid="002f3907" officeooo:paragraph-rsid="00427cfe"/>
    </style:style>
    <style:style style:name="P8" style:family="paragraph" style:parent-style-name="Standard">
      <style:text-properties style:font-name="Abyssinica SIL" officeooo:rsid="002fa46f" officeooo:paragraph-rsid="002fa46f"/>
    </style:style>
    <style:style style:name="P9" style:family="paragraph" style:parent-style-name="Standard">
      <style:text-properties style:font-name="Abyssinica SIL" officeooo:rsid="002fa46f" officeooo:paragraph-rsid="0032e061"/>
    </style:style>
    <style:style style:name="P10" style:family="paragraph" style:parent-style-name="Standard">
      <style:text-properties style:font-name="Abyssinica SIL" officeooo:rsid="002fa46f" officeooo:paragraph-rsid="003782f4"/>
    </style:style>
    <style:style style:name="P11" style:family="paragraph" style:parent-style-name="Standard">
      <style:text-properties style:font-name="Abyssinica SIL" officeooo:rsid="002fa46f" officeooo:paragraph-rsid="0040ea56"/>
    </style:style>
    <style:style style:name="P12" style:family="paragraph" style:parent-style-name="Standard">
      <style:text-properties style:font-name="Abyssinica SIL" officeooo:rsid="002fa46f" officeooo:paragraph-rsid="0041f236"/>
    </style:style>
    <style:style style:name="P13" style:family="paragraph" style:parent-style-name="Standard">
      <style:text-properties style:font-name="Abyssinica SIL" officeooo:rsid="002fa46f" officeooo:paragraph-rsid="00427cfe"/>
    </style:style>
    <style:style style:name="P14" style:family="paragraph" style:parent-style-name="Standard">
      <style:text-properties style:font-name="Abyssinica SIL" officeooo:rsid="002fa46f" officeooo:paragraph-rsid="004c0ed4"/>
    </style:style>
    <style:style style:name="P15" style:family="paragraph" style:parent-style-name="Standard">
      <style:text-properties style:font-name="Abyssinica SIL" officeooo:rsid="0033c0c2" officeooo:paragraph-rsid="0033c0c2"/>
    </style:style>
    <style:style style:name="P16" style:family="paragraph" style:parent-style-name="Standard">
      <style:text-properties style:font-name="Abyssinica SIL" officeooo:rsid="0036c31c" officeooo:paragraph-rsid="0036c31c"/>
    </style:style>
    <style:style style:name="P17" style:family="paragraph" style:parent-style-name="Standard">
      <style:text-properties style:font-name="Abyssinica SIL" officeooo:rsid="003782f4" officeooo:paragraph-rsid="003782f4"/>
    </style:style>
    <style:style style:name="P18" style:family="paragraph" style:parent-style-name="Standard">
      <style:text-properties style:font-name="Abyssinica SIL" officeooo:rsid="00385b1a" officeooo:paragraph-rsid="00385b1a"/>
    </style:style>
    <style:style style:name="P19" style:family="paragraph" style:parent-style-name="Standard">
      <style:text-properties style:font-name="Abyssinica SIL" officeooo:rsid="003f8f83" officeooo:paragraph-rsid="003f8f83"/>
    </style:style>
    <style:style style:name="P20" style:family="paragraph" style:parent-style-name="Standard">
      <style:text-properties style:font-name="Abyssinica SIL" officeooo:rsid="0041f236" officeooo:paragraph-rsid="0041f236"/>
    </style:style>
    <style:style style:name="P21" style:family="paragraph" style:parent-style-name="Standard">
      <style:text-properties style:font-name="Abyssinica SIL" officeooo:rsid="0041f236" officeooo:paragraph-rsid="00427cfe"/>
    </style:style>
    <style:style style:name="P22" style:family="paragraph" style:parent-style-name="Standard">
      <style:text-properties style:font-name="Abyssinica SIL" officeooo:rsid="0041f236" officeooo:paragraph-rsid="0045ec39"/>
    </style:style>
    <style:style style:name="P23" style:family="paragraph" style:parent-style-name="Standard">
      <style:text-properties style:font-name="Abyssinica SIL" officeooo:rsid="004c0ed4" officeooo:paragraph-rsid="004c0ed4"/>
    </style:style>
    <style:style style:name="T1" style:family="text">
      <style:text-properties officeooo:rsid="00158680"/>
    </style:style>
    <style:style style:name="T2" style:family="text">
      <style:text-properties officeooo:rsid="002fa46f"/>
    </style:style>
    <style:style style:name="T3" style:family="text">
      <style:text-properties officeooo:rsid="0032e061"/>
    </style:style>
    <style:style style:name="T4" style:family="text">
      <style:text-properties officeooo:rsid="003782f4"/>
    </style:style>
    <style:style style:name="T5" style:family="text">
      <style:text-properties officeooo:rsid="00385b1a"/>
    </style:style>
    <style:style style:name="T6" style:family="text">
      <style:text-properties officeooo:rsid="003a4f88"/>
    </style:style>
    <style:style style:name="T7" style:family="text">
      <style:text-properties officeooo:rsid="0040ea56"/>
    </style:style>
    <style:style style:name="T8" style:family="text">
      <style:text-properties officeooo:rsid="0041f236"/>
    </style:style>
    <style:style style:name="T9" style:family="text">
      <style:text-properties style:text-position="super 58%"/>
    </style:style>
    <style:style style:name="T10" style:family="text">
      <style:text-properties style:text-position="0% 100%"/>
    </style:style>
    <style:style style:name="T11" style:family="text">
      <style:text-properties officeooo:rsid="00427cfe"/>
    </style:style>
    <style:style style:name="T12" style:family="text">
      <style:text-properties officeooo:rsid="0045ec39"/>
    </style:style>
    <style:style style:name="T13" style:family="text">
      <style:text-properties officeooo:rsid="004c0e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1. K-means clustering [65 pt]</text:p>
      <text:p text:style-name="P1">Implement the “k-means” algorithm to cluster the dense data (“data dense.pl”) into </text:p>
      <text:p text:style-name="P1">K <text:s text:c="3"/>= 10 clusters. The k-means algorithm can be found in lecture 11, page 15 or 16 (they are equivalent). Initialize cluster centers m 1 , . . . , m 10 using 10 randomly sampled data points. Print out the k-means objective at each iteration, where C k is the data points belong to k-th cluster, and m k is the cluster center of the k-th cluster. Run the program for 40 iterations and report the objective function and running time at iteration 10, 20, 30, 40. Discuss your findings.</text:p>
      <text:p text:style-name="P1"/>
      <text:p text:style-name="P1">Solution 1.</text:p>
      <text:p text:style-name="P17">Code is present in file name “Test.py”</text:p>
      <text:p text:style-name="P2">Top 3 iteration for the K-means clustering <text:span text:style-name="T4">objective function</text:span>:</text:p>
      <text:p text:style-name="P2"><text:s/>1. 107272.0</text:p>
      <text:p text:style-name="P2"><text:s/>2. 61146.18715684153</text:p>
      <text:p text:style-name="P2"><text:s/>3. 57943.070742836666</text:p>
      <text:p text:style-name="P3"><text:s/></text:p>
      <text:p text:style-name="P4"/>
      <text:p text:style-name="P7"><text:span text:style-name="T2">The time taken for iterating from <text:s/>0 Iteration to <text:s/>10 iteration is <text:s/>15.849793195724487</text:span></text:p>
      <text:p text:style-name="P21">Objective function at iteration 10<text:span text:style-name="T9">th</text:span> is <text:span text:style-name="T11">54918.4560975</text:span></text:p>
      <text:p text:style-name="P9"/>
      <text:p text:style-name="P13">The time taken for iterating from <text:s/><text:span text:style-name="T3">0</text:span> Iteration to <text:s/>20 iteration is <text:s/><text:span text:style-name="T11">30.54816246032715</text:span></text:p>
      <text:p text:style-name="P21">Objective function at iteration <text:span text:style-name="T11">2</text:span>0<text:span text:style-name="T9">th</text:span> is <text:span text:style-name="T11">54503.1222843</text:span></text:p>
      <text:p text:style-name="P9"/>
      <text:p text:style-name="P13">The time taken for iterating from <text:s/><text:span text:style-name="T3">0</text:span> Iteration to <text:s/>30 iteration is <text:s/><text:span text:style-name="T11">46.49749207496643</text:span></text:p>
      <text:p text:style-name="P21">Objective function at iteration <text:span text:style-name="T11">3</text:span>0<text:span text:style-name="T9">th</text:span> is <text:span text:style-name="T11">54498.6888173</text:span></text:p>
      <text:p text:style-name="P9"/>
      <text:p text:style-name="P13">The time taken for iterating from <text:s/><text:span text:style-name="T3">0</text:span> Iteration to <text:s/>40 iteration is <text:s/><text:span text:style-name="T11">62.371434450149536</text:span></text:p>
      <text:p text:style-name="P21">Objective function at iteration <text:span text:style-name="T11">4</text:span>0<text:span text:style-name="T9">th</text:span> is <text:span text:style-name="T11">54498.6888173</text:span></text:p>
      <text:p text:style-name="P8"/>
      <text:p text:style-name="P18">In every iterations the distance of the points from the centroid <text:span text:style-name="T6">will decrease so we obtain our objective function value to decrease at every iteration until the points are properly classified into clusters. If there is less distance of centroid from the other the points in the cluster better will be the result of classifying the particular points into clusters. After every iteration the centroid position also changes in order to account for better classifications of the points </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5">Problem 2. K-means for sparse data [35 pt]</text:p>
      <text:p text:style-name="P15">Apply the same k-means algorithm to sparse data (“data sparse E2006.pl”). Note that in this pickle file X is stored in Compressed Sparse Row (CSR) format, and you will need to modify your code accordingly to use sparse matrix (turn the data into dense matrix will be out-of-memory). Run the program for 40 iterations and report the objective function and running time at iteration 10, 20, 30, 40. Discuss your findings.</text:p>
      <text:p text:style-name="P8"/>
      <text:p text:style-name="P16">Solution 2.</text:p>
      <text:p text:style-name="P17">Code is present in filename “TestPart2.py”</text:p>
      <text:p text:style-name="P5">Top 3 iteration for the K-means clustering <text:span text:style-name="T4">objective function using sparse data</text:span>:</text:p>
      <text:p text:style-name="P5"><text:s/>1. <text:span text:style-name="T4">1036.5612988889443</text:span></text:p>
      <text:p text:style-name="P5"><text:s/>2. <text:span text:style-name="T4">429.0855338698723</text:span></text:p>
      <text:p text:style-name="P5"><text:s/>3. <text:span text:style-name="T4">335.7292424424334</text:span></text:p>
      <text:p text:style-name="P5"><text:s/></text:p>
      <text:p text:style-name="P23">These time are calculated having less processor speed.</text:p>
      <text:p text:style-name="P5"/>
      <text:p text:style-name="P6"><text:span text:style-name="T2">The time taken for iterating from <text:s/>0 Iteration to <text:s/>10 iteration is <text:s/>703.5179858207703</text:span></text:p>
      <text:p text:style-name="P20">Objective function at iteration 10<text:span text:style-name="T9">th</text:span> is 201.33462249172976</text:p>
      <text:p text:style-name="P11"/>
      <text:p text:style-name="P11">The time taken for iterating from <text:s/><text:span text:style-name="T3">0</text:span> Iteration to <text:s/>20 iteration is <text:s/><text:span text:style-name="T7">1460.4035696983337</text:span></text:p>
      <text:p text:style-name="P21">Objective function at iteration 20<text:span text:style-name="T9">th</text:span> is <text:span text:style-name="T11">169.7985135477643</text:span></text:p>
      <text:p text:style-name="P12"/>
      <text:p text:style-name="P12">The time taken for iterating from <text:s/><text:span text:style-name="T3">0</text:span> Iteration to <text:s/>30 iteration is <text:s/><text:span text:style-name="T8">2132.8817121982574</text:span></text:p>
      <text:p text:style-name="P22">Objective function at iteration 30<text:span text:style-name="T9">th</text:span> is <text:span text:style-name="T12">163.53946795478214</text:span></text:p>
      <text:p text:style-name="P10"/>
      <text:p text:style-name="P14">The time taken for iterating from <text:s/><text:span text:style-name="T3">0</text:span> Iteration to <text:s/>40 iteration is <text:s text:c="2"/><text:span text:style-name="T13">2693.5964941978455</text:span></text:p>
      <text:p text:style-name="P22">Objective function at iteration 40<text:span text:style-name="T9">th</text:span> is <text:span text:style-name="T12">162.5798011795414</text:span></text:p>
      <text:p text:style-name="P20"/>
      <text:p text:style-name="P20"/>
      <text:p text:style-name="P19">Due to the presence of the sparse data proper conversion has to be performed to deal with sparse and dense data together for computing the euclidean distance. <text:span text:style-name="T5">In every iterations the distance of the points from the centroid will decrease so we obtain our objective function value to decrease at every iteration until the points are properly classified into clusters. If there is less distance of centroid from the other the points in the cluster better will be the result of classifying the particular points into clusters. After every iteration the centroid position also changes in order to account for better classifications of the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586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 text:c="3"/><text:span text:style-name="MT1">Name: Shivang Soni <text:tab/> <text:s text:c="57"/>SID:9156237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2:00:58.557455288</meta:creation-date>
    <meta:generator>LibreOffice/5.1.6.2$Linux_X86_64 LibreOffice_project/10m0$Build-2</meta:generator>
    <dc:date>2018-06-05T16:58:17.570620650</dc:date>
    <meta:editing-duration>PT2H26M19S</meta:editing-duration>
    <meta:editing-cycles>35</meta:editing-cycles>
    <meta:document-statistic meta:table-count="0" meta:image-count="0" meta:object-count="0" meta:page-count="2" meta:paragraph-count="39" meta:word-count="593" meta:character-count="3829" meta:non-whitespace-character-count="3173"/>
  </office:meta>
</office:document-meta>
</file>